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6000000060AB2A4029CEEB0F0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loext:padding="0.049cm" loext:border="0.06pt solid #e3e3e3"/>
    </style:style>
    <style:style style:name="P2" style:family="paragraph" style:parent-style-name="Standard">
      <style:paragraph-properties fo:margin-top="0cm" fo:margin-bottom="0.499cm" style:contextual-spacing="false"/>
      <style:text-properties loext:padding="0.049cm" loext:border="0.06pt solid #e3e3e3"/>
    </style:style>
    <style:style style:name="P3" style:family="paragraph" style:parent-style-name="Text_20_body">
      <style:text-properties loext:padding="0.049cm" loext:border="0.06pt solid #e3e3e3"/>
    </style:style>
    <style:style style:name="P4" style:family="paragraph" style:parent-style-name="Text_20_body">
      <style:paragraph-properties fo:padding="0.049cm" fo:border="0.06pt solid #e3e3e3"/>
      <style:text-properties loext:padding="0.049cm" loext:border="0.06pt solid #e3e3e3"/>
    </style:style>
    <style:style style:name="P5" style:family="paragraph" style:parent-style-name="Text_20_body">
      <style:paragraph-properties fo:margin-top="0cm" fo:margin-bottom="0cm" style:contextual-spacing="false"/>
      <style:text-properties loext:padding="0.049cm" loext:border="0.06pt solid #e3e3e3"/>
    </style:style>
    <style:style style:name="P6" style:family="paragraph" style:parent-style-name="Text_20_body" style:list-style-name="L1">
      <style:paragraph-properties fo:padding="0.049cm" fo:border="0.06pt solid #e3e3e3"/>
    </style:style>
    <style:style style:name="P7" style:family="paragraph" style:parent-style-name="Text_20_body" style:list-style-name="L2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49cm" fo:border="0.06pt solid #e3e3e3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as-char" svg:width="0.635cm" svg:height="0.635cm" draw:z-index="1"><draw:image xlink:href="Pictures/100000000000006000000060AB2A4029CEEB0F0F.jpg" xlink:type="simple" xlink:show="embed" xlink:actuate="onLoad" draw:mime-type="image/jpeg"/><svg:title>User</svg:title></draw:frame></text:p>
      <text:p text:style-name="P1">You</text:p>
      <text:p text:style-name="P1">Como faço para misturar cores? Ex.: branco + preto → marrom. Existe algum programa que faça isso?</text:p>
      <text:p text:style-name="P2">ChatGPT</text:p>
      <text:p text:style-name="P4">Misturar cores é uma tarefa básica na arte e no design. Existem várias maneiras de misturar cores, seja usando pigmentos físicos (como tintas) ou digitalmente através de software.</text:p>
      <text:p text:style-name="P4">No caso de misturar branco e preto para obter marrom, você está seguindo o modelo de cores aditivas. Quando se trata de cores de luz (como na tela de um computador), branco é a soma de todas as cores e preto é a ausência de cor. Portanto, misturar branco (todas as cores) com preto (ausência de cor) resultará em uma cor mais escura, como marrom.</text:p>
      <text:p text:style-name="P4">Existem muitos programas de computador que podem ajudar na mistura de cores digitalmente. Alguns dos programas populares incluem:</text:p>
      <text:list xml:id="list1569398359" text:style-name="L1">
        <text:list-item>
          <text:p text:style-name="P6"><text:span text:style-name="Strong_20_Emphasis"><text:span text:style-name="T1">Adobe Photoshop</text:span></text:span><text:span text:style-name="T1">: O Photoshop tem uma ferramenta "Misturador de cores" que permite misturar cores facilmente.</text:span></text:p>
        </text:list-item>
        <text:list-item>
          <text:p text:style-name="P6"><text:span text:style-name="Strong_20_Emphasis"><text:span text:style-name="T1">Adobe Illustrator</text:span></text:span><text:span text:style-name="T1">: Similar ao Photoshop, o Illustrator também possui ferramentas para misturar cores.</text:span></text:p>
        </text:list-item>
        <text:list-item>
          <text:p text:style-name="P6"><text:span text:style-name="Strong_20_Emphasis"><text:span text:style-name="T1">GIMP</text:span></text:span><text:span text:style-name="T1">: Um programa de código aberto semelhante ao Photoshop, que também oferece recursos para misturar cores.</text:span></text:p>
        </text:list-item>
        <text:list-item>
          <text:p text:style-name="P6"><text:span text:style-name="Strong_20_Emphasis"><text:span text:style-name="T1">Krita</text:span></text:span><text:span text:style-name="T1">: Outro programa de código aberto, mas com um foco maior em pintura digital, oferece diversas ferramentas para misturar e criar cores.</text:span></text:p>
        </text:list-item>
        <text:list-item>
          <text:p text:style-name="P6"><text:span text:style-name="Strong_20_Emphasis"><text:span text:style-name="T1">Corel Painter</text:span></text:span><text:span text:style-name="T1">: Um software conhecido por sua simulação realista de mídias tradicionais de arte, oferecendo recursos avançados para mistura de cores.</text:span></text:p>
        </text:list-item>
      </text:list>
      <text:p text:style-name="P4">Independentemente do programa que você escolher, a maioria terá ferramentas para misturar cores de várias maneiras, incluindo a mistura de cores através da mistura de cores sólidas como o branco e o preto.</text:p>
      <text:p text:style-name="P5"><draw:frame draw:style-name="fr1" draw:name="Figura2" text:anchor-type="as-char" svg:width="0.635cm" svg:height="0.635cm" draw:z-index="0"><draw:image xlink:href="Pictures/100000000000006000000060AB2A4029CEEB0F0F.jpg" xlink:type="simple" xlink:show="embed" xlink:actuate="onLoad" draw:mime-type="image/jpeg"/><svg:title>User</svg:title></draw:frame></text:p>
      <text:p text:style-name="P5">You</text:p>
      <text:p text:style-name="P5">Como mistura cores no Gimp?</text:p>
      <text:p text:style-name="P3">ChatGPT</text:p>
      <text:p text:style-name="P4">No GIMP, você pode misturar cores usando várias ferramentas e técnicas. Aqui está um método básico para misturar cores no GIMP:</text:p>
      <text:list xml:id="list3664426587" text:style-name="L2">
        <text:list-item>
          <text:p text:style-name="P7"><text:span text:style-name="Strong_20_Emphasis"><text:span text:style-name="T1">Abra o GIMP</text:span></text:span><text:span text:style-name="T1">: Inicie o GIMP e abra o arquivo no qual deseja trabalhar ou crie um novo.</text:span></text:p>
        </text:list-item>
        <text:list-item>
          <text:p text:style-name="P7"><text:soft-page-break/><text:span text:style-name="Strong_20_Emphasis"><text:span text:style-name="T1">Selecione as cores</text:span></text:span><text:span text:style-name="T1">: Você pode selecionar as cores que deseja misturar usando a ferramenta "Paleta de Cores" ou a "Ferramenta de Cores" na barra de ferramentas. Você também pode escolher as cores diretamente da paleta de cores na caixa de diálogo de seleção de cores.</text:span></text:p>
        </text:list-item>
        <text:list-item>
          <text:p text:style-name="P7"><text:span text:style-name="Strong_20_Emphasis"><text:span text:style-name="T1">Escolha a ferramenta de desenho</text:span></text:span><text:span text:style-name="T1">: Na barra de ferramentas, selecione a ferramenta de desenho que deseja usar para misturar as cores. Isso poderia ser a ferramenta "Pincel", "Lápis", "Borracha", ou outra ferramenta de pintura, dependendo do efeito desejado.</text:span></text:p>
        </text:list-item>
        <text:list-item>
          <text:p text:style-name="P7"><text:span text:style-name="Strong_20_Emphasis"><text:span text:style-name="T1">Ajuste a opacidade e o modo de mistura (opcional)</text:span></text:span><text:span text:style-name="T1">: Antes de começar a pintar, você pode ajustar a opacidade da ferramenta de desenho e o modo de mistura na barra de ferramentas ou nas opções de ferramentas. Esses ajustes afetarão como as cores são misturadas umas com as outras.</text:span></text:p>
        </text:list-item>
        <text:list-item>
          <text:p text:style-name="P7"><text:span text:style-name="Strong_20_Emphasis"><text:span text:style-name="T1">Pinte sobre a área para misturar as cores</text:span></text:span><text:span text:style-name="T1">: Use a ferramenta de desenho selecionada para pintar sobre a área onde deseja misturar as cores. À medida que você pinta, as cores se misturam umas com as outras, criando uma nova cor.</text:span></text:p>
        </text:list-item>
        <text:list-item>
          <text:p text:style-name="P7"><text:span text:style-name="Strong_20_Emphasis"><text:span text:style-name="T1">Experimente com diferentes técnicas e ferramentas</text:span></text:span><text:span text:style-name="T1">: O GIMP oferece várias ferramentas e técnicas de pintura que você pode experimentar para obter diferentes efeitos de mistura de cores. Explore as opções disponíveis e divirta-se experimentando!</text:span></text:p>
        </text:list-item>
      </text:list>
      <text:p text:style-name="P4">Essas são apenas algumas das maneiras básicas de misturar cores no GIMP. Conforme você se familiariza com o programa, você descobrirá mais técnicas e recursos avançados para trabalhar com cores e pintura digital.</text:p>
      <text:p text:style-name="P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18:06:02.223083964</meta:creation-date>
    <dc:date>2024-02-08T18:06:50.449609584</dc:date>
    <meta:editing-duration>PT49S</meta:editing-duration>
    <meta:editing-cycles>1</meta:editing-cycles>
    <meta:document-statistic meta:table-count="0" meta:image-count="2" meta:object-count="0" meta:page-count="2" meta:paragraph-count="25" meta:word-count="547" meta:character-count="3321" meta:non-whitespace-character-count="2808"/>
    <meta:generator>LibreOffice/7.3.7.2$Linux_X86_64 LibreOffice_project/30$Build-2</meta:generator>
  </office:meta>
</office:document-meta>
</file>